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45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uesto progetto conterrà tre applicazioni:</text:p>
      <text:list xml:id="list7445594046748857769" text:style-name="L1">
        <text:list-item>
          <text:p text:style-name="P2">core </text:p>
        </text:list-item>
        <text:list-item>
          <text:p text:style-name="P2">accounts</text:p>
        </text:list-item>
        <text:list-item>
          <text:p text:style-name="P2">contents</text:p>
        </text:list-item>
      </text:list>
      <text:p text:style-name="P1"/>
      <text:p text:style-name="P1">L'applicazione core andrà a gestire la homepage e il profilo utente, ma anche le pagine con i messaggi di errore.. quando l'utente non avra' l'accesso ai vari contenuti (perche' per visualizzarli, bisogna essere loggati)</text:p>
      <text:p text:style-name="P1"/>
      <text:p text:style-name="P1">L'applicazione accounts andrà a gestire la registrazione, login, logout ecc..</text:p>
      <text:p text:style-name="P1"/>
      <text:p text:style-name="P1">L'applicazione contents conterrà i vari contenuti </text:p>
      <text:p text:style-name="P1"/>
      <text:p text:style-name="P1">APP accounts:</text:p>
      <text:list xml:id="list8889226139529084445" text:style-name="L2">
        <text:list-item>
          <text:p text:style-name="P3">Tralasciando le cose basilari di urls e templates</text:p>
        </text:list-item>
        <text:list-item>
          <text:p text:style-name="P3">Creiamo un file forms.py </text:p>
        </text:list-item>
        <text:list-item>
          <text:p text:style-name="P3">Importiamo da django.contrib.auth.forms, il form UserCreationForm che è un form già implementato </text:p>
        </text:list-item>
        <text:list-item>
          <text:p text:style-name="P3">Importiamo da django.contrib.auth.models, il modello User che rappresenta tutti gli utenti nel sistema autenticazione di Django. UserCreationForm è un form che crea un utente, senza privilegi, con username e password da noi forniti. <text:s text:c="26"/></text:p>
        </text:list-item>
        <text:list-item>
          <text:p text:style-name="P3">Andiamo a creare una sottoclasse di UserCreationForm e specifichiamo un campo email, in quanto oltre al username e password ci serve anche un campo email </text:p>
        </text:list-item>
        <text:list-item>
          <text:p text:style-name="P3">Andiamo a creare nella sottoclasse una classe Meta, in cui specifichiamo che il modello da utilizzare è quello User(gli utenti vengono rappresentati da questo modello). Inoltre specifichiamo anche i campi da utilizzare fields = [..]</text:p>
        </text:list-item>
        <text:list-item>
          <text:p text:style-name="P3">Una volta creato il nostro form, andiamo a creare una nostra view che controlla il tipo di richiesta, valida il form e se tutto va bene crea un utente tramite User.objects.create_user(username=....). Andiamo anche ad autenticare lo user, e richiamiamo anche login.. authenticate e login sono presenti all'interno di django.contrib.auth</text:p>
        </text:list-item>
        <text:list-item>
          <text:p text:style-name="P3">Andiamo a creare un template per mostrare la nostra form </text:p>
        </text:list-item>
        <text:list-item>
          <text:p text:style-name="P3">Andiamo a mappare la view nel file urls.py</text:p>
        </text:list-item>
      </text:list>
      <text:p text:style-name="Standard"/>
      <text:p text:style-name="P1">Per avere accesso alle funzionalità di login, logout, recupero e aggiornameto password .. andiamo a specificare nel file urls.py, del progetto principale, il seguente path: path('accounts/', include('django.contrib.auth.urls'))</text:p>
      <text:p text:style-name="P1">Grazie a questo avremmo a disposizione tutti i path e views presenti in auth, e cosi facendo possiamo utilizzare queste funzionalità gia' implementate all'interno di auth. <text:s/>A noi ci interessa specificare dei nostri template(ovviamente rispettando i vari nomi dei file, presenti nelle view di auth). Anche perche' i template di default reindirzzano alla nostra sezione admin.</text:p>
      <text:p text:style-name="P1">Tutti questi templates andranno messi nella cartella templates principale del progetto, all'interno di una cartella chiamata registration.</text:p>
      <text:p text:style-name="P1">I templates da creare sono:</text:p>
      <text:list xml:id="list1389342627084322212" text:style-name="L3">
        <text:list-item>
          <text:p text:style-name="P4">login.html</text:p>
        </text:list-item>
        <text:list-item>
          <text:p text:style-name="P4">logged_out.html</text:p>
        </text:list-item>
        <text:list-item>
          <text:p text:style-name="P4">password_change_form.html</text:p>
        </text:list-item>
        <text:list-item>
          <text:p text:style-name="P4">password_change_done.html</text:p>
        </text:list-item>
        <text:list-item>
          <text:p text:style-name="P4">password_reset_form.html</text:p>
        </text:list-item>
        <text:list-item>
          <text:p text:style-name="P4">password_reset_email.html</text:p>
        </text:list-item>
        <text:list-item>
          <text:p text:style-name="P4"><text:soft-page-break/>password_reset_done.html</text:p>
        </text:list-item>
        <text:list-item>
          <text:p text:style-name="P4">password_reset_confirm.html</text:p>
        </text:list-item>
        <text:list-item>
          <text:p text:style-name="P4">password_reset_complete.html</text:p>
        </text:list-item>
      </text:list>
      <text:p text:style-name="Standard"/>
      <text:p text:style-name="Standard"/>
      <text:p text:style-name="Standard">siamo rimasti all'urls di cor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2M32S</meta:editing-duration>
    <meta:editing-cycles>21</meta:editing-cycles>
    <meta:generator>OpenOffice/4.1.5$Win32 OpenOffice.org_project/415m1$Build-9789</meta:generator>
    <dc:date>2018-05-18T21:22:38.28</dc:date>
    <meta:document-statistic meta:table-count="0" meta:image-count="0" meta:object-count="0" meta:page-count="2" meta:paragraph-count="31" meta:word-count="384" meta:character-count="2703"/>
    <meta:user-defined meta:name="Info 1"/>
    <meta:user-defined meta:name="Info 2"/>
    <meta:user-defined meta:name="Info 3"/>
    <meta:user-defined meta:name="Info 4"/>
  </office:meta>
</office:document-meta>
</file>